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10000001EBF1DF039.png"/>
  <manifest:file-entry manifest:media-type="" manifest:full-path="Pictures/20000070000010C0000018E7630F339A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 style:font-pitch="variable" style:font-charset="x-symbol"/>
    <style:font-face style:name="Wingdings" svg:font-family="Wingdings" style:font-pitch="variable" style:font-charset="x-symbol"/>
    <style:font-face style:name="Arial1" svg:font-family="Arial" style:font-family-generic="swiss" style:font-pitch="variable" style:font-charset="x-symbol"/>
    <style:font-face style:name="Mangal2" svg:font-family="Mangal"/>
    <style:font-face style:name="OpenSymbol" svg:font-family="OpenSymbol"/>
    <style:font-face style:name="Free 3 of 9 Extended" svg:font-family="'Free 3 of 9 Extend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6.71cm" fo:margin-left="0.021cm" fo:margin-right="11.271cm" table:align="margins"/>
    </style:style>
    <style:style style:name="Tabela1.A" style:family="table-column">
      <style:table-column-properties style:column-width="1.762cm" style:rel-column-width="17214*"/>
    </style:style>
    <style:style style:name="Tabela1.B" style:family="table-column">
      <style:table-column-properties style:column-width="4.948cm" style:rel-column-width="48321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8.417cm" fo:margin-left="0.542cm" fo:margin-right="9.043cm" table:align="margins"/>
    </style:style>
    <style:style style:name="Tabela2.A" style:family="table-column">
      <style:table-column-properties style:column-width="8.417cm" style:rel-column-width="65535*"/>
    </style:style>
    <style:style style:name="Tabela2.A1" style:family="table-cell">
      <style:table-cell-properties fo:padding="0.097cm" fo:border="none"/>
    </style:style>
    <style:style style:name="Tabela2.2" style:family="table-row">
      <style:table-row-properties style:min-row-height="0.857cm"/>
    </style:style>
    <style:style style:name="Tabela2.3" style:family="table-row">
      <style:table-row-properties style:min-row-height="0.667cm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11.229cm" style:rel-column-width="40877*"/>
    </style:style>
    <style:style style:name="Tabela3.B" style:family="table-column">
      <style:table-column-properties style:column-width="6.773cm" style:rel-column-width="24658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7.855cm" style:rel-column-width="28593*"/>
    </style:style>
    <style:style style:name="Tabela4.B" style:family="table-column">
      <style:table-column-properties style:column-width="3.062cm" style:rel-column-width="11147*"/>
    </style:style>
    <style:style style:name="Tabela4.C" style:family="table-column">
      <style:table-column-properties style:column-width="7.086cm" style:rel-column-width="25795*"/>
    </style:style>
    <style:style style:name="Tabela4.A1" style:family="table-cell">
      <style:table-cell-properties fo:padding="0.097cm" fo:border="none"/>
    </style:style>
    <style:style style:name="Tabela4.C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.199cm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cm" fo:margin-bottom="0.199cm" fo:text-align="justify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margin-top="0cm" fo:margin-bottom="0.199cm"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margin-top="0cm" fo:margin-bottom="0cm"/>
      <style:text-properties style:font-name="Arial" fo:font-size="10pt" style:font-size-asian="10pt" style:font-size-complex="10pt"/>
    </style:style>
    <style:style style:name="P11" style:family="paragraph" style:parent-style-name="Table_20_Contents">
      <style:text-properties style:font-name="Arial" fo:font-size="10pt" style:font-size-asian="10pt" style:font-size-complex="10pt"/>
    </style:style>
    <style:style style:name="P12" style:family="paragraph" style:parent-style-name="Table_20_Contents">
      <style:text-properties style:font-name="Arial" fo:font-size="10pt" style:text-underline-style="none" style:font-size-asian="10pt" style:font-size-complex="10pt"/>
    </style:style>
    <style:style style:name="P13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14" style:family="paragraph" style:parent-style-name="Frame_20_contents">
      <style:paragraph-properties fo:text-align="justify" style:justify-single-word="false"/>
      <style:text-properties style:font-name="Arial"/>
    </style:style>
    <style:style style:name="P15" style:family="paragraph" style:parent-style-name="Standard">
      <style:paragraph-properties fo:margin-top="0cm" fo:margin-bottom="0.199cm"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.199cm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paragraph-properties fo:margin-top="0cm" fo:margin-bottom="0.199cm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.199cm" fo:text-align="justify" style:justify-single-word="false" fo:break-before="pag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Arial"/>
    </style:style>
    <style:style style:name="P21" style:family="paragraph" style:parent-style-name="Standard">
      <style:paragraph-properties fo:margin-top="0cm" fo:margin-bottom="0cm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 style:list-style-name="L1">
      <style:paragraph-properties fo:margin-top="0cm" fo:margin-bottom="0cm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24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style:font-name="Arial" fo:font-size="10pt" fo:language="sl" fo:country="SI" fo:font-style="normal" fo:font-weight="normal" style:font-size-asian="10pt" style:language-asian="zh" style:country-asian="CN" style:font-style-asian="normal" style:font-weight-asian="normal" style:font-size-complex="10pt" style:font-style-complex="normal" style:font-weight-complex="normal"/>
    </style:style>
    <style:style style:name="P25" style:family="paragraph">
      <style:paragraph-properties fo:text-align="center"/>
    </style:style>
    <style:style style:name="P26" style:family="paragraph">
      <style:text-properties fo:font-size="12pt" style:font-size-asian="9pt" style:font-size-complex="9pt"/>
    </style:style>
    <style:style style:name="P27" style:family="paragraph">
      <style:text-properties fo:font-size="12pt" style:font-size-asian="12pt" style:font-size-complex="12pt"/>
    </style:style>
    <style:style style:name="P28" style:family="paragraph">
      <style:text-properties style:font-name="Arial" fo:font-size="12pt" fo:font-weight="bold" style:font-name-complex="Arial" style:font-weight-complex="bold"/>
    </style:style>
    <style:style style:name="P29" style:family="paragraph">
      <style:text-properties style:font-name="Arial" fo:font-size="16pt" fo:font-weight="bold" style:font-size-asian="16pt" style:font-weight-asian="bold" style:font-size-complex="16pt" style:font-weight-complex="bold"/>
    </style:style>
    <style:style style:name="P30" style:family="paragraph">
      <style:paragraph-properties fo:text-align="end"/>
    </style:style>
    <style:style style:name="P31" style:family="paragraph">
      <style:text-properties style:font-name="Tahoma" fo:font-size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Arial" style:font-weight-asian="bold" style:font-name-complex="Ari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5" style:family="text">
      <style:text-properties fo:font-size="10pt" style:font-name-asian="Arial" style:font-size-asian="10pt" style:font-name-complex="Arial" style:font-size-complex="10pt"/>
    </style:style>
    <style:style style:name="T6" style:family="text">
      <style:text-properties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7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font-name="Free 3 of 9 Extended" fo:language="sl" fo:country="SI" fo:font-style="normal" style:language-asian="zh" style:country-asian="CN" style:font-style-asian="normal" style:font-style-complex="normal" style:text-scale="110%"/>
    </style:style>
    <style:style style:name="T11" style:family="text">
      <style:text-properties style:font-name-asian="Arial" style:font-name-complex="Arial"/>
    </style:style>
    <style:style style:name="T12" style:family="text">
      <style:text-properties style:font-name="Arial" fo:font-size="9pt" style:font-size-asian="9pt" style:font-size-complex="9pt"/>
    </style:style>
    <style:style style:name="T13" style:family="text">
      <style:text-properties style:font-name="Arial" fo:font-size="9pt" style:font-size-asian="9pt" style:font-name-complex="Arial" style:font-size-complex="9pt"/>
    </style:style>
    <style:style style:name="T14" style:family="text">
      <style:text-properties style:font-name="Arial" fo:font-size="12pt" style:font-size-asian="12pt" style:font-size-complex="12pt"/>
    </style:style>
    <style:style style:name="T15" style:family="text">
      <style:text-properties style:font-name="Arial" fo:font-size="12pt" fo:font-weight="bold" style:font-name-complex="Arial" style:font-weight-complex="bold"/>
    </style:style>
    <style:style style:name="T16" style:family="text">
      <style:text-properties style:font-name="Wingdings" fo:font-size="12pt" fo:font-weight="bold" style:font-name-complex="Arial" style:font-weight-complex="bold"/>
    </style:style>
    <style:style style:name="T17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Arial" fo:font-size="8pt" style:font-name-complex="Arial" style:font-size-complex="8pt"/>
    </style:style>
    <style:style style:name="T19" style:family="text">
      <style:text-properties style:font-name="Tahoma" fo:font-size="6pt"/>
    </style:style>
    <style:style style:name="T20" style:family="text">
      <style:text-properties style:font-name="Tahoma" fo:font-size="6pt" fo:font-weight="normal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cm" fo:border="0.002cm solid #000000" style:shadow="none"/>
    </style:style>
    <style:style style:name="fr2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cm" fo:border="0.002cm solid #000000" style:shadow="none"/>
    </style:style>
    <style:style style:name="fr4" style:family="graphic" style:parent-style-name="Graphics">
      <style:graphic-properties fo:margin-left="0cm" fo:margin-right="0cm" style:vertical-pos="from-top" style:vertical-rel="page" style:horizontal-pos="from-left" style:horizontal-rel="pag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wrap="run-through" style:number-wrapped-paragraphs="no-limit" style:vertical-pos="from-top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</text:list-style>
    <style:style style:name="gr1" style:family="graphic">
      <style:graphic-properties svg:stroke-width="0.01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ge" style:horizontal-pos="left" style:horizontal-rel="page" draw:wrap-influence-on-position="once-concurrent" style:flow-with-text="false"/>
    </style:style>
    <style:style style:name="gr2" style:family="graphic">
      <style:graphic-properties svg:stroke-width="0.01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ge" style:horizontal-pos="right" style:horizontal-rel="page" draw:wrap-influence-on-position="once-concurrent" style:flow-with-text="false"/>
    </style:style>
    <style:style style:name="gr3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ge" style:horizontal-pos="left" style:horizontal-rel="page" draw:wrap-influence-on-position="once-concurrent" style:flow-with-text="false"/>
    </style:style>
    <style:style style:name="gr4" style:family="graphic">
      <style:graphic-properties draw:stroke="dash" draw:stroke-dash="Fine_20_Dashed_20__28_var_29_" draw:fill="none" draw:textarea-horizontal-align="center" draw:textarea-vertical-align="middle" fo:margin-left="0.499cm" fo:margin-right="0.499cm" fo:margin-top="0.499cm" fo:margin-bottom="0.499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dash" draw:stroke-dash="Fine_20_Dashed_20__28_var_29_" draw:fill="none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9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432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22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437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date-style style:name="N106">
      <number:year number:style="long"/>
    </number:date-style>
  </office:automatic-styles>
  <office:body>
    <office:text text:use-soft-page-breaks="true">
      <text:variable-decls>
        <text:variable-decl office:value-type="float" text:name="zahtevek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S235621040411831" text:name="Test"/>
        <text:user-field-decl office:value-type="string" office:string-value="2205201300001" text:name="Serijska"/>
        <text:user-field-decl office:value-type="string" office:string-value="IO12450090" text:name="Zahtevek"/>
        <text:user-field-decl office:value-type="string" office:string-value="345345443534345345" text:name="Oprema"/>
        <text:user-field-decl office:value-type="string" office:string-value="Andrej Koncilja" text:name="ImePriimek"/>
        <text:user-field-decl office:value-type="string" office:string-value="8.10.2013" text:name="DatumVeljavnosti"/>
        <text:user-field-decl office:value-type="string" office:string-value="8.10.2013" text:name="BarKoda"/>
        <text:user-field-decl office:value-type="string" office:string-value="Organizacija" text:name="Organizacija"/>
        <text:user-field-decl office:value-type="string" office:string-value="ss 22" text:name="OrganizacijaNaslov"/>
        <text:user-field-decl office:value-type="string" office:string-value="1000 Ljubljana" text:name="OrganizacijaPosta"/>
        <text:user-field-decl office:value-type="string" office:string-value="IS238692540411831" text:name="Zahtevek1"/>
        <text:user-field-decl office:value-type="string" office:string-value="078322" text:name="KarticaBarCode"/>
      </text:user-field-decls>
      <draw:frame draw:style-name="fr1" draw:name="Okvir2" text:anchor-type="page" text:anchor-page-number="1" svg:x="12.988cm" svg:y="1.251cm" svg:width="6.503cm" draw:z-index="17">
        <draw:text-box fo:min-height="1.334cm">
          <text:p text:style-name="P14"><text:user-field-get text:name="Zahtevek1">IS238692540411831</text:user-field-get></text:p>
        </draw:text-box>
      </draw:frame>
      <draw:frame draw:style-name="fr2" draw:name="Okvir3" text:anchor-type="page" text:anchor-page-number="1" svg:x="11.511cm" svg:y="18.775cm" svg:width="8.006cm" draw:z-index="18">
        <draw:text-box fo:min-height="0.628cm">
          <text:p text:style-name="P20"><text:span text:style-name="T4">Veljavno do:</text:span><text:span text:style-name="T5"> </text:span><text:span text:style-name="T7"><text:user-field-get text:name="DatumVeljavnosti">8.10.2013</text:user-field-get></text:span></text:p>
        </draw:text-box>
      </draw:frame>
      <draw:frame draw:style-name="fr4" draw:name="grafika21" text:anchor-type="page" text:anchor-page-number="1" svg:x="16.385cm" svg:y="3.194cm" svg:width="2.566cm" svg:height="0.794cm" draw:z-index="0">
        <draw:image xlink:href="Pictures/10000000000000610000001EBF1DF039.png" xlink:type="simple" xlink:show="embed" xlink:actuate="onLoad"/>
      </draw:frame>
      <draw:frame draw:style-name="fr5" draw:name="graphics2" text:anchor-type="page" text:anchor-page-number="1" svg:y="0.499cm" svg:width="2.701cm" svg:height="3.99cm" draw:z-index="12">
        <draw:image xlink:href="Pictures/20000070000010C0000018E7630F339A.wmf" xlink:type="simple" xlink:show="embed" xlink:actuate="onLoad"/>
      </draw:frame>
      <draw:line text:anchor-type="page" text:anchor-page-number="1" draw:z-index="1" draw:style-name="gr1" draw:text-style-name="P25" svg:x1="0cm" svg:y1="9.999cm" svg:x2="0.792cm" svg:y2="9.999cm">
        <text:p/>
      </draw:line>
      <draw:line text:anchor-type="page" text:anchor-page-number="1" draw:z-index="2" draw:style-name="gr2" draw:text-style-name="P25" svg:x1="20.207cm" svg:y1="9.999cm" svg:x2="20.999cm" svg:y2="9.999cm">
        <text:p/>
      </draw:line>
      <draw:line text:anchor-type="page" text:anchor-page-number="1" draw:z-index="3" draw:style-name="gr3" draw:text-style-name="P25" svg:x1="0cm" svg:y1="20.6cm" svg:x2="21.001cm" svg:y2="20.6cm">
        <text:p/>
      </draw:line>
      <draw:rect text:anchor-type="page" text:anchor-page-number="1" draw:z-index="4" draw:style-name="gr4" draw:text-style-name="P25" svg:width="8cm" svg:height="5.001cm" svg:x="11.479cm" svg:y="13.12cm">
        <text:p/>
      </draw:rect>
      <draw:rect text:anchor-type="page" text:anchor-page-number="1" draw:z-index="5" draw:style-name="gr5" draw:text-style-name="P25" svg:width="0.814cm" svg:height="0.914cm" svg:x="15.134cm" svg:y="15.393cm">
        <text:p/>
      </draw:rect>
      <draw:frame text:anchor-type="page" text:anchor-page-number="1" draw:z-index="6" draw:style-name="gr6" draw:text-style-name="P26" svg:width="2.251cm" svg:height="0.396cm" svg:x="18.302cm" svg:y="20.6cm">
        <draw:text-box>
          <text:p><text:span text:style-name="T12">odrežite tukaj </text:span><text:span text:style-name="T13"></text:span><text:span text:style-name="T12"></text:span><text:span text:style-name="T13"></text:span></text:p>
        </draw:text-box>
      </draw:frame>
      <draw:line text:anchor-type="page" text:anchor-page-number="2" draw:z-index="7" draw:style-name="gr3" draw:text-style-name="P25" svg:x1="0cm" svg:y1="20.6cm" svg:x2="21.001cm" svg:y2="20.6cm">
        <text:p/>
      </draw:line>
      <draw:frame text:anchor-type="page" text:anchor-page-number="2" draw:z-index="8" draw:style-name="gr7" draw:text-style-name="P27" svg:width="7.46cm" svg:height="2.924cm" svg:x="1.991cm" svg:y="22.992cm">
        <draw:text-box>
          <text:p><text:span text:style-name="T14">Vrhovno sodišče Republike Slovenije</text:span></text:p>
          <text:p><text:span text:style-name="T14">Center za informatiko</text:span></text:p>
          <text:p><text:span text:style-name="T14"/></text:p>
          <text:p><text:span text:style-name="T14">p.p. 639</text:span></text:p>
          <text:p><text:span text:style-name="T14"/></text:p>
          <text:p><text:span text:style-name="T14">1000 LJUBLJANA</text:span></text:p>
        </draw:text-box>
      </draw:frame>
      <draw:frame text:anchor-type="page" text:anchor-page-number="1" draw:z-index="9" draw:style-name="gr8" draw:text-style-name="P28" svg:width="3.604cm" svg:height="0.523cm" svg:x="8.696cm" svg:y="19.803cm">
        <draw:text-box>
          <text:p><text:span text:style-name="T15"><text:s/></text:span><text:span text:style-name="T16"> </text:span><text:span text:style-name="T15">OBRNITE!</text:span></text:p>
        </draw:text-box>
      </draw:frame>
      <draw:frame text:anchor-type="page" text:anchor-page-number="2" draw:z-index="11" draw:style-name="gr6" draw:text-style-name="P26" svg:width="2.251cm" svg:height="0.396cm" svg:x="18.302cm" svg:y="20.6cm">
        <draw:text-box>
          <text:p><text:span text:style-name="T12">odrežite tukaj </text:span><text:span text:style-name="T13"></text:span><text:span text:style-name="T12"></text:span><text:span text:style-name="T13"></text:span></text:p>
        </draw:text-box>
      </draw:frame>
      <draw:frame text:anchor-type="page" text:anchor-page-number="1" draw:z-index="14" draw:style-name="gr11" draw:text-style-name="P31" svg:width="3.682cm" svg:height="0.345cm" svg:x="15.829cm" svg:y="28.887cm">
        <draw:text-box>
          <text:p text:style-name="P30"><text:span text:style-name="T19">Obr. </text:span><text:span text:style-name="T20">CIF-PamKat 3 v1.0</text:span></text:p>
        </draw:text-box>
      </draw:frame>
      <draw:frame text:anchor-type="page" text:anchor-page-number="2" draw:z-index="15" draw:style-name="gr11" draw:text-style-name="P31" svg:width="3.682cm" svg:height="0.345cm" svg:x="15.829cm" svg:y="28.887cm">
        <draw:text-box>
          <text:p text:style-name="P30"><text:span text:style-name="T19">Obr. </text:span><text:span text:style-name="T20">CIF-PamKat 3 v1.0</text:span></text:p>
        </draw:text-box>
      </draw:frame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Šifra: </text:p>
          </table:table-cell>
          <table:table-cell table:style-name="Tabela1.A1" office:value-type="string">
            <text:p text:style-name="P1"><text:user-field-get text:name="KarticaBarCode">078322</text:user-field-get>/<text:date style:data-style-name="N106" text:date-value="2013-10-03T15:05:43.89" text:fixed="true">2013</text:date></text:p>
          </table:table-cell>
        </table:table-row>
        <table:table-row>
          <table:table-cell table:style-name="Tabela1.A1" office:value-type="string">
            <text:p text:style-name="P1">Datum: </text:p>
          </table:table-cell>
          <table:table-cell table:style-name="Tabela1.A1" office:value-type="string">
            <text:p text:style-name="P3"><text:span text:style-name="T11"><text:user-field-get text:name="BarKoda">8.10.2013</text:user-field-get></text:span></text:p>
          </table:table-cell>
        </table:table-row>
      </table:table>
      <text:p text:style-name="P2"/>
      <text:p text:style-name="P2"/>
      <text:p text:style-name="P2"/>
      <text:p text:style-name="P2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3"><text:user-field-get text:name="ImePriimek">Andrej Koncilja</text:user-field-get></text:p>
          </table:table-cell>
        </table:table-row>
        <table:table-row table:style-name="Tabela2.2">
          <table:table-cell table:style-name="Tabela2.A1" office:value-type="string">
            <text:p text:style-name="P24"><draw:frame text:anchor-type="paragraph" draw:z-index="10" draw:style-name="gr9" draw:text-style-name="P29" svg:width="4.626cm" svg:height="0.772cm" svg:x="11.351cm" svg:y="0.423cm"><draw:text-box><text:p><text:span text:style-name="T17">OSEBNO!</text:span></text:p></draw:text-box></draw:frame><text:user-field-get text:name="Organizacija">Organizacija</text:user-field-get></text:p>
          </table:table-cell>
        </table:table-row>
        <table:table-row table:style-name="Tabela2.3">
          <table:table-cell table:style-name="Tabela2.A1" office:value-type="string">
            <text:p text:style-name="P3"><text:user-field-get text:name="OrganizacijaNaslov">ss 22</text:user-field-get></text:p>
          </table:table-cell>
        </table:table-row>
        <table:table-row>
          <table:table-cell table:style-name="Tabela2.A1" office:value-type="string">
            <text:p text:style-name="P3"><text:user-field-get text:name="OrganizacijaPosta">1000 Ljubljana</text:user-field-get>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4">Spoštovani!</text:p>
      <text:p text:style-name="P4"/>
      <text:p text:style-name="P6">Prejeli ste Kartico zaposlenega v sodstvu, ki smo vam jo izdali na osnovi zahtevka številka <text:user-field-get text:name="Test">OS235621040411831</text:user-field-get>.</text:p>
      <text:p text:style-name="P6">Kartica vsebuje vaše spletno digitalno potrdilo SIGOV-CA s serijsko številko <text:user-field-get text:name="Serijska">2205201300001</text:user-field-get> ki ga je izdal Overitelj na MNZ. Digitalno potrdilo je pogoj za izvajanje e-opravil v informacijskem sistemu sodstva, kot so na primer prijava v informacijski sistem, overjanje in podpisovanje dokumentov, ter vpogledi v različne izvorne evidence pri drugih upravljavcih izvornih evidenc.</text:p>
      <text:p text:style-name="P6">Kartica zaposlenega dodatno vsebuje tudi druge elemente varovanja, kot so brezkontaktni vmesnik RFID, ki bo služil za omogočanje dostopov do varovanih prostorov.</text:p>
      <text:p text:style-name="P6">Elektronski podpis, ustvarjen z digitalnim potrdilom na kartici je enakovreden vašemu lastnoročnemu podpisu in lahko nadomesti tudi žig sodišča, zato ste s kartico oz. digitalnim potrdilom in geslom za dostop dolžni ravnati skrbno in v skladu s politiko SIGOV-CA, saj ima zloraba lahko hude in daljnosežne posledice. </text:p>
      <text:p text:style-name="P6">Predlagamo, da imate kartico vedno pri sebi, saj dejansko predstavlja vašo osebno izkaznico za vstop v informacijske sisteme in varovane prostore sodišč.</text:p>
      <text:p text:style-name="P3"/>
      <text:p text:style-name="P3"/>
      <text:p text:style-name="P3"/>
      <text:section text:style-name="Sect1" text:name="Potrdilo">
        <text:p text:style-name="P5"/>
        <text:p text:style-name="P5">POTRDILO O PREJEMU RAČUNALNIŠKE OPREME</text:p>
        <text:p text:style-name="P1"/>
        <text:p text:style-name="P1">Potrjujem, da sem za čas uporabe digitalnega potrdila SIGOV-CA prejel(a) spodaj navedeno računalniško opremo. S podpisom se zavezujem, da bom z opremo ravnal(a) skrbno in jo po prenehanju uporabe vrnil(a) na naslov Centra za informatiko pri Vrhovnem sodišču.</text:p>
        <text:p text:style-name="P1"/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P13">Vrsta opreme</text:p>
            </table:table-cell>
            <table:table-cell table:style-name="Tabela3.B1" office:value-type="string">
              <text:p text:style-name="P13">Serijska številka</text:p>
            </table:table-cell>
          </table:table-row>
          <table:table-row>
            <table:table-cell table:style-name="Tabela3.A2" office:value-type="string">
              <text:p text:style-name="P10">Kartica zaposlenega v sodstvu</text:p>
            </table:table-cell>
            <table:table-cell table:style-name="Tabela3.B2" office:value-type="string">
              <text:p text:style-name="P9"><text:user-field-get text:name="Oprema">345345443534345345</text:user-field-get></text:p>
            </table:table-cell>
          </table:table-row>
        </table:table>
        <text:p text:style-name="P1"/>
        <text:p text:style-name="P1"/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>
            <table:table-cell table:style-name="Tabela4.A1" office:value-type="string">
              <text:p text:style-name="P11">Prejel: <text:span text:style-name="T9"><text:user-field-get text:name="ImePriimek">Andrej Koncilja</text:user-field-get></text:span></text:p>
            </table:table-cell>
            <table:table-cell table:style-name="Tabela4.A1" office:value-type="string">
              <text:p text:style-name="P11">Datum in podpis:</text:p>
            </table:table-cell>
            <table:table-cell table:style-name="Tabela4.C1" office:value-type="string">
              <text:p text:style-name="P12"/>
            </table:table-cell>
          </table:table-row>
        </table:table>
      </text:section>
      <text:p text:style-name="P8"><draw:frame text:anchor-type="paragraph" draw:z-index="13" draw:style-name="gr10" svg:width="17.813cm" svg:height="0.438cm" svg:x="1.499cm" svg:y="28.199cm"><draw:text-box><text:p><text:span text:style-name="T18">Prosimo, da odrezan in podpisan izvod potrdila o prejemu računalniške opreme vrnete na CIF VSRS na naslov, naveden na hrbtni strani.</text:span></text:p></draw:text-box></draw:frame></text:p>
      <text:p text:style-name="P18">Ob prejemu tega dopisa podpišite Potrdilo o prejemu na dnu lista, ga odrežite po črtkani črti in odrezek posredujte v urad predsednika sodišča ali direktno Centru za informatiko pri Vrhovnem sodišču.</text:p>
      <text:p text:style-name="P7"><text:span text:style-name="T1">Nekaj napotkov za ravnanje s Kartico zaposlenega</text:span><text:span text:style-name="T3"> in digitalnim potrdilom:</text:span></text:p>
      <text:p text:style-name="P7"><text:span text:style-name="T3">V primeru </text:span><text:span text:style-name="T1">izgube kartice</text:span><text:span text:style-name="T3"> to nemudoma sporočite na CIF VSRS (telefonska številka </text:span><text:span text:style-name="T1">01/366 4230</text:span><text:span text:style-name="T3"> ali elektronski naslov </text:span><text:span text:style-name="T1">kartice@sodisce.si</text:span><text:span text:style-name="T3">) in na ta način preprečite morebitno zlorabo. Kartica je del službene opreme, zato vam bodo ob izgubi zaradi neskrbnega ravnanja zaračunani stroški izdelave nove kartice. </text:span></text:p>
      <text:p text:style-name="P6"><text:span text:style-name="T1">Preklic digitalnega potrdila</text:span> ste dolžni zahtevati v primeru, da:</text:p>
      <text:list xml:id="list35716133" text:style-name="L1">
        <text:list-item>
          <text:p text:style-name="P22">je bil zasebni ključ imetnika potrdila ogrožen na način, ki vpliva na zanesljivost in varnost uporabe, </text:p>
        </text:list-item>
        <text:list-item>
          <text:p text:style-name="P22">obstaja nevarnost zlorabe, </text:p>
        </text:list-item>
        <text:list-item>
          <text:p text:style-name="P17">so se spremenili podatki, ki so navedeni v potrdilu. </text:p>
        </text:list-item>
      </text:list>
      <text:p text:style-name="P6">Preklic digitalnega potrdila lahko naročite z zahtevkom za preklic (http://www.sigov-ca.gov.si/dokumenti/P-Gov-DP-2-5.pdf). Zahtevek lahko bodisi natisnete, podpišete in pošljete na sedež Overitelja na MNZ, bodisi elektronsko podpišete in pošljete na elektronski naslov sigov-ca@gov.si. Če obstaja nevarnost zlorabe potrdila, lahko preklic zahtevate štiriindvajset ur na dan vse dni v letu tudi na telefonski številki 01/4788 777, pri čemer boste morali navesti geslo za preklic potrdila, ki ste ga navedli na zahtevku za izdajo potrdila. </text:p>
      <text:p text:style-name="P6">Ob <text:span text:style-name="T1">prenehanju zaposlitve</text:span> na sodišču ste dolžni kartico vrniti v urad predsednika sodišča ali direktno Centru za informatiko pri Vrhovnem sodišču.</text:p>
      <text:p text:style-name="P6"><text:span text:style-name="T1">Zahtevek za izdajo nove kartice oz. digitalnega potrdila</text:span> lahko podate v naslednjih primerih:</text:p>
      <text:list xml:id="list28352738" text:continue-numbering="true" text:style-name="L1">
        <text:list-item>
          <text:p text:style-name="P22">v primeru izgube kartice,</text:p>
        </text:list-item>
        <text:list-item>
          <text:p text:style-name="P22">v primeru okvare kartice,</text:p>
        </text:list-item>
        <text:list-item>
          <text:p text:style-name="P22">v primeru poteka veljavnosti digitalnega potrdila, </text:p>
        </text:list-item>
        <text:list-item>
          <text:p text:style-name="P17">v primeru spremembe osebnih podatkov imetnika.</text:p>
        </text:list-item>
      </text:list>
      <text:p text:style-name="P6">Zahtevek praviloma izpolni pooblaščena oseba v uradu predsednika in vam ga predloži v podpis. Ob izdaji nove kartice ste dolžni staro kartico vrniti v urad predsednika sodišča ali direktno Centru za informatiko pri Vrhovnem sodišču.</text:p>
      <text:p text:style-name="P8">Uporaba gesla (PIN) za dostop do digitalnega potrdila<text:span text:style-name="T3">: za dostop do digitalnega potrdila boste morali vsakokrat v posebno okence vnesti geslo (PIN). Geslo si nastavite pred prvo uporabo digitalnega potrdila. Geslo naj bo daljše od 7 znakov, vsebuje naj vsaj eno veliko črko, vsaj eno malo črko in vsaj eno številko. Geslo naj ne vsebuje dela vašega imena oz. priimka in naj ne vsebuje ponavljanj istega znaka. </text:span></text:p>
      <text:p text:style-name="P6">Svetujemo vam, da iz varnostnih razlogov geslo redno spreminjate, in predlagamo, da si gesla ne zapisujete oz. ga hranite v bližini kartice.</text:p>
      <text:p text:style-name="P6"><text:span text:style-name="T1">Zaklenitev kartice:</text:span> v primeru, da boste 5 krat zapored vnesli napačno geslo, se vam bo kartica zaklenila. Odklenete jo lahko le s kodo za odklepanje, ki vam jo bomo posredovali na podlagi zahtevka za pridobitev kode za odklepanje kartice, ki je objavljen na spletnem naslovu http://www.sigov-ca.gov.si/obrazci.php.</text:p>
      <text:p text:style-name="P6">Dodatne informacije in navodila lahko najdete na intranetu na naslovu http://krn.sodisce.si/?q=pamkat.</text:p>
      <text:p text:style-name="P6">Želimo vam uspešno uporabo Kartice zaposlenega in vas lepo pozdravljamo.</text:p>
      <text:p text:style-name="P9"><text:tab/><text:tab/><text:tab/><text:tab/><text:tab/><text:tab/><text:tab/><text:tab/><text:tab/>Vrhovno sodišče Republike Slovenije</text:p>
      <text:p text:style-name="P9"><draw:frame draw:style-name="fr3" draw:name="Okvir1" text:anchor-type="paragraph" svg:x="11.411cm" svg:y="2.24cm" svg:width="6.503cm" draw:z-index="16"><draw:text-box fo:min-height="1.334cm"><text:p text:style-name="P14"><text:user-field-get text:name="Zahtevek1">IS238692540411831</text:user-field-get></text:p></draw:text-box></draw:frame><text:tab/><text:tab/><text:tab/><text:tab/><text:tab/><text:tab/><text:tab/><text:tab/><text:tab/><text:tab/>Center za informatik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 style:font-pitch="variable" style:font-charset="x-symbol"/>
    <style:font-face style:name="Wingdings" svg:font-family="Wingdings" style:font-pitch="variable" style:font-charset="x-symbol"/>
    <style:font-face style:name="Arial1" svg:font-family="Arial" style:font-family-generic="swiss" style:font-pitch="variable" style:font-charset="x-symbol"/>
    <style:font-face style:name="Mangal2" svg:font-family="Mangal"/>
    <style:font-face style:name="OpenSymbol" svg:font-family="OpenSymbol"/>
    <style:font-face style:name="Free 3 of 9 Extended" svg:font-family="'Free 3 of 9 Extend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" style:family="paragraph" style:parent-style-name="Standard">
      <style:text-properties fo:color="#000000" style:font-name="Arial" style:font-name-asian="Arial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weight="bold" fo:font-style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weight="bold" fo:font-style="italic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fo:font-style="italic"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9-11T10:14:29.75</meta:creation-date>
    <dc:date>2013-10-08T08:20:39.20</dc:date>
    <meta:editing-duration>P1DT18H19M58S</meta:editing-duration>
    <meta:editing-cycles>72</meta:editing-cycles>
    <meta:generator>OpenOffice.org/3.3$Win32 OpenOffice.org_project/330m20$Build-9567</meta:generator>
    <meta:print-date>2013-10-03T10:26:52.31</meta:print-date>
    <meta:document-statistic meta:table-count="4" meta:image-count="2" meta:object-count="0" meta:page-count="2" meta:paragraph-count="47" meta:word-count="685" meta:character-count="4937"/>
  </office:meta>
</office:document-meta>
</file>